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8pt" fo:font-weight="normal" officeooo:rsid="0004280e" officeooo:paragraph-rsid="0004280e" style:font-size-asian="15.75pt" style:font-weight-asian="normal" style:font-size-complex="18pt" style:font-weight-complex="normal"/>
    </style:style>
    <style:style style:name="P2" style:family="paragraph" style:parent-style-name="Standard">
      <style:text-properties style:font-name="Courier New" fo:font-size="18pt" fo:font-weight="bold" officeooo:rsid="0004280e" officeooo:paragraph-rsid="0004280e" style:font-size-asian="15.75pt" style:font-weight-asian="bold" style:font-size-complex="18pt" style:font-weight-complex="bold"/>
    </style:style>
    <style:style style:name="P3" style:family="paragraph" style:parent-style-name="Standard">
      <style:text-properties style:font-name="Courier New" fo:font-size="12pt" fo:font-weight="normal" officeooo:rsid="0004280e" officeooo:paragraph-rsid="0004280e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style:text-underline-style="dotted" style:text-underline-width="auto" style:text-underline-color="font-color"/>
    </style:style>
    <style:style style:name="T5" style:family="text">
      <style:text-properties style:text-underline-style="dotted" style:text-underline-width="auto" style:text-underline-color="font-color"/>
    </style:style>
    <style:style style:name="T6" style:family="text">
      <style:text-properties style:text-underline-style="solid" style:text-underline-width="bold" style:text-underline-color="font-color" fo:font-weight="bold" style:font-weight-asian="bold" style:font-weight-complex="bold"/>
    </style:style>
    <style:style style:name="T7" style:family="text">
      <style:text-properties style:text-underline-style="dotted" style:text-underline-width="bold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4</text:p>
      <text:p text:style-name="P1"/>
      <text:p text:style-name="P2">Actividad 4.4.1</text:p>
      <text:p text:style-name="P2"/>
      <text:p text:style-name="P3">Arbitros (<text:span text:style-name="T2">#id</text:span>, nombre, <text:span text:style-name="T3">num_colegiado</text:span>)</text:p>
      <text:p text:style-name="P3"/>
      <text:p text:style-name="P3">Partidos (<text:span text:style-name="T2">#id</text:span>, fecha, observaciones, <text:span text:style-name="T4">id_arbitro</text:span>)</text:p>
      <text:p text:style-name="P3"/>
      <text:p text:style-name="P3"><text:s text:c="3"/>id_arbitro → arbitros (M:C, B:R)</text:p>
      <text:p text:style-name="P3"/>
      <text:p text:style-name="P3"/>
      <text:p text:style-name="P3"/>
      <text:p text:style-name="P2">Actividad 4.4.2</text:p>
      <text:p text:style-name="P2"/>
      <text:p text:style-name="P3">Habitantes (<text:span text:style-name="T2">#id</text:span>, nombre, <text:span text:style-name="T3">dni</text:span>)</text:p>
      <text:p text:style-name="P3"/>
      <text:p text:style-name="P3">Pasaportes (<text:span text:style-name="T2">#id</text:span>, expedicion, <text:span text:style-name="T3">numero</text:span>, <text:span text:style-name="T4">id_habitante</text:span>, fecha_em, fecha_cad)</text:p>
      <text:p text:style-name="P3"/>
      <text:p text:style-name="P3"><text:s text:c="3"/>id_habitante → habitantes (M:C, B:R)</text:p>
      <text:p text:style-name="P3"/>
      <text:p text:style-name="P3"/>
      <text:p text:style-name="P2">Actividad 4.4.3</text:p>
      <text:p text:style-name="P2"/>
      <text:p text:style-name="P3">Jugadores (<text:span text:style-name="T2">#id</text:span>, nombre)</text:p>
      <text:p text:style-name="P3"/>
      <text:p text:style-name="P3">Equipos(<text:span text:style-name="T2">#id</text:span>, nombre, fecha, <text:span text:style-name="T4">id_jugador</text:span>)</text:p>
      <text:p text:style-name="P3"/>
      <text:p text:style-name="P3"><text:s text:c="3"/>id_jugador → jugadores (M:C, B:R)</text:p>
      <text:p text:style-name="P3"/>
      <text:p text:style-name="P3"/>
      <text:p text:style-name="P2">Actividad 4.4.4</text:p>
      <text:p text:style-name="P2"/>
      <text:p text:style-name="P3">Localidades (<text:span text:style-name="T2">#id</text:span>, nombre, habitantes)</text:p>
      <text:p text:style-name="P3"/>
      <text:p text:style-name="P3">Alcaldes (<text:span text:style-name="T2">#id</text:span>, nombre, <text:span text:style-name="T3">dni</text:span>, fecha, <text:span text:style-name="T5">id_localidad</text:span>)</text:p>
      <text:p text:style-name="P3"/>
      <text:p text:style-name="P3"><text:s text:c="4"/>id_localidad → localidades (M:C, B:R)</text:p>
      <text:p text:style-name="P3"/>
      <text:p text:style-name="P3"/>
      <text:p text:style-name="P2">Actividad 4.4.5</text:p>
      <text:p text:style-name="P2"/>
      <text:p text:style-name="P3">Usuarios(<text:span text:style-name="T6">#id</text:span>, nombre, <text:span text:style-name="T3">email</text:span>)</text:p>
      <text:p text:style-name="P3">Amigos(<text:span text:style-name="T6">#id_usuario</text:span>, <text:span text:style-name="T7">id_amigo</text:span>)</text:p>
      <text:p text:style-name="P3"><text:tab/>id_usuario → Usuarios(MC, BC)</text:p>
      <text:p text:style-name="P3"><text:tab/>id_amigo → Usuarios(MC, BC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30T14:27:08.927000000</meta:creation-date>
    <dc:date>2023-11-30T14:46:27.053000000</dc:date>
    <meta:editing-duration>PT19M18S</meta:editing-duration>
    <meta:editing-cycles>1</meta:editing-cycles>
    <meta:document-statistic meta:table-count="0" meta:image-count="0" meta:object-count="0" meta:page-count="1" meta:paragraph-count="22" meta:word-count="82" meta:character-count="686" meta:non-whitespace-character-count="611"/>
    <meta:generator>LibreOffice/7.5.6.2$Windows_X86_64 LibreOffice_project/f654817fb68d6d4600d7d2f6b647e47729f55f15</meta:generator>
  </office:meta>
</office:document-meta>
</file>